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fo:font-size="12pt" fo:font-weight="normal"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color="#000000"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color="#0084d1" fo:font-size="12pt" fo:font-weight="normal"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color="#0084d1" fo:font-size="18pt" fo:font-weight="bold" style:font-size-asian="18pt" style:font-weight-asian="bold" style:font-size-complex="18pt" style:font-weight-complex="bold"/>
    </style:style>
    <style:style style:name="P5" style:family="paragraph" style:parent-style-name="Standard">
      <style:paragraph-properties fo:text-align="justify" style:justify-single-word="false"/>
      <style:text-properties fo:color="#000000" fo:font-size="12pt" fo:font-weight="normal"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color="#000000" fo:font-size="12pt"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color="#000000" fo:font-size="12pt" fo:font-style="normal" fo:font-weight="normal"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fo:color="#0084d1" fo:font-size="12pt" fo:font-weight="normal"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color="#0084d1" fo:font-size="12pt" fo:font-weight="bold"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color="#0084d1" fo:font-size="18pt" fo:font-weight="bold" style:font-size-asian="18pt" style:font-weight-asian="bold" style:font-size-complex="18pt" style:font-weight-complex="bold"/>
    </style:style>
    <style:style style:name="P11" style:family="paragraph" style:parent-style-name="Standard">
      <style:paragraph-properties fo:text-align="justify" style:justify-single-word="false"/>
      <style:text-properties fo:color="#00dcff" fo:font-size="12pt" fo:font-weight="normal" style:font-size-asian="12pt" style:font-weight-asian="normal" style:font-size-complex="12pt" style:font-weight-complex="normal"/>
    </style:style>
    <style:style style:name="T1" style:family="text">
      <style:text-properties fo:color="#0084d1"/>
    </style:style>
    <style:style style:name="T2" style:family="text">
      <style:text-properties fo:color="#0084d1" fo:font-weight="bold" style:font-weight-asian="bold" style:font-weight-complex="bold"/>
    </style:style>
    <style:style style:name="T3" style:family="text">
      <style:text-properties fo:color="#0084d1" fo:background-color="transparent"/>
    </style:style>
    <style:style style:name="T4" style:family="text">
      <style:text-properties fo:color="#999999"/>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color="#000000"/>
    </style:style>
    <style:style style:name="T8" style:family="text">
      <style:text-properties style:font-size-asian="12pt"/>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lgorithme de récupération des joueurs</text:p>
      <text:p text:style-name="P4"/>
      <text:p text:style-name="P2">S'occupe de récupérer la liste de tous les participant.</text:p>
      <text:p text:style-name="P2"></text:p>
      <text:p text:style-name="P2">Protocole :</text:p>
      <text:p text:style-name="P2">- On commence par envoyer un message de signalement(MsgPlaying) en broadcast</text:p>
      <text:p text:style-name="P2">- Lorsque l'on reçoit ce message, on signale en retour que l'on participe aussi (MsgPlayingToo) au joueur nous l'ayant envoyé</text:p>
      <text:p text:style-name="P2">- Une fois le temps écoulé, on envoi e n broadcast la liste des participant.</text:p>
      <text:p text:style-name="P2">- La première liste reçu fait fois, les autres sont ignoré.</text:p>
      <text:p text:style-name="P2">- Si notre nom ne figure pas dans cette liste, on quitte la partie.</text:p>
      <text:p text:style-name="P2"></text:p>
      <text:p text:style-name="P2">Problématique rencontré :</text:p>
      <text:p text:style-name="P2">- Lors du broadcast, on reçoi soit meme son message. On l'enregistre comme les autre mais on n'envoi pas de message de réponse</text:p>
      <text:p text:style-name="P2">- Le message de réponse est obligatoire dans la mesure où il est possible qu'un joueur qui se connect ne connaisse pas les joueurs qui le précède et peux envoyer sa liste avant eux.</text:p>
      <text:p text:style-name="P2"></text:p>
      <text:p text:style-name="P2">Amélioration :</text:p>
      <text:p text:style-name="P2">Dans la théorie, il n'est pas garanti que tous les joueurs aient la même liste. </text:p>
      <text:p text:style-name="P2">Pour apporter cette garanti, il faudrait que tous les joueurs s'échange la liste reçu. </text:p>
      <text:p text:style-name="P2">Tous les noms qui ne seraient pas en communs seraient supprimés.</text:p>
      <text:p text:style-name="P4"/>
      <text:p text:style-name="P2">Algorithme en pseudo code :</text:p>
      <text:p text:style-name="P2"/>
      <text:p text:style-name="P2">Données :</text:p>
      <text:p text:style-name="P2"><text:tab/>playersWantToPlay : tableau de String contenant les noms des joueurs qui veulent jouer</text:p>
      <text:p text:style-name="P2"><text:tab/>receivePlayers : booleen initialisé à FAUX</text:p>
      <text:p text:style-name="P2"/>
      <text:p text:style-name="P2">Messages :</text:p>
      <text:p text:style-name="P1"><text:tab/><text:span text:style-name="T8">MsgPlayers</text:span>(players) : message contenant la liste des joueurs</text:p>
      <text:p text:style-name="P1"><text:tab/><text:span text:style-name="T8">MsgPlaying</text:span>() : message d'information que le joueur est dans la partie</text:p>
      <text:p text:style-name="P1"><text:tab/><text:span text:style-name="T8">MsgPlayingToo() message de réponse à un MsgPlaying pour lui montrer que l'on joue aussi</text:span></text:p>
      <text:p text:style-name="P1"><text:span text:style-name="T8"/></text:p>
      <text:p text:style-name="P2">Règle 1 : init </text:p>
      <text:p text:style-name="P2">début</text:p>
      <text:p text:style-name="P2"><text:tab/>broadcaster le message MsgPlaying</text:p>
      <text:p text:style-name="P2"><text:tab/>dans 60 secondes, broadcaster le message <text:bookmark-start text:name="__DdeLink__196_1589152254"/>MsgPlayers<text:bookmark-end text:name="__DdeLink__196_1589152254"/>(playersWantToPlay)</text:p>
      <text:p text:style-name="P2">fin</text:p>
      <text:p text:style-name="P2"/>
      <text:p text:style-name="P2">Règle 2 : i reçoit le message <text:s/>MsgPlayers(<text:bookmark-start text:name="__DdeLink__198_1589152254"/>players<text:bookmark-end text:name="__DdeLink__198_1589152254"/>) de j</text:p>
      <text:p text:style-name="P2">début</text:p>
      <text:p text:style-name="P2"><text:tab/>locked = TRUE</text:p>
      <text:p text:style-name="P2"><text:tab/>Si !receivePlayers Alors</text:p>
      <text:p text:style-name="P2"><text:tab/><text:tab/>receivePlayers = VRAI</text:p>
      <text:p text:style-name="P2"><text:tab/><text:tab/>locked = FALSE</text:p>
      <text:p text:style-name="P2"><text:tab/><text:tab/>otherPlayers.addAll(players)</text:p>
      <text:p text:style-name="P2"><text:tab/></text:p>
      <text:p text:style-name="P2"><text:tab/><text:tab/>notifier fin de l'état</text:p>
      <text:p text:style-name="P2"><text:tab/>Sinon</text:p>
      <text:p text:style-name="P2"><text:tab/><text:tab/>locked = FALSE</text:p>
      <text:p text:style-name="P2"><text:soft-page-break/><text:tab/><text:tab/>ignorer le message</text:p>
      <text:p text:style-name="P2"><text:tab/>Fsi</text:p>
      <text:p text:style-name="P2">fin</text:p>
      <text:p text:style-name="P2"/>
      <text:p text:style-name="P2">Règle 3 : i reçoit le message MsgPlaying de j</text:p>
      <text:p text:style-name="P2">début</text:p>
      <text:p text:style-name="P2"><text:tab/>Si !<text:bookmark-start text:name="__DdeLink__193_1589152254"/>playersWantToPlay<text:bookmark-end text:name="__DdeLink__193_1589152254"/>.contains(j) Alors</text:p>
      <text:p text:style-name="P2"><text:tab/><text:tab/>playersWantToPlay.add(j)</text:p>
      <text:p text:style-name="P2"><text:tab/><text:tab/>Si i != j Alors</text:p>
      <text:p text:style-name="P2"><text:tab/><text:tab/><text:tab/>envoyer MsgPlayingToo à j</text:p>
      <text:p text:style-name="P2"><text:tab/><text:tab/>Fsi</text:p>
      <text:p text:style-name="P2"><text:tab/>Fsi</text:p>
      <text:p text:style-name="P2">fin</text:p>
      <text:p text:style-name="P2"/>
      <text:p text:style-name="P2">Règle 4 : i reçoit le message <text:bookmark-start text:name="__DdeLink__203_1589152254"/>MsgPlayingToo<text:bookmark-end text:name="__DdeLink__203_1589152254"/> de j</text:p>
      <text:p text:style-name="P2">début</text:p>
      <text:p text:style-name="P2"><text:tab/>playersWantToPlay.add(j)</text:p>
      <text:p text:style-name="P2">fin</text:p>
      <text:p text:style-name="P2"/>
      <text:p text:style-name="P9">Propriétés :</text:p>
      <text:p text:style-name="P9"/>
      <text:p text:style-name="P1">propriété de vivacité respecté : </text:p>
      <text:p text:style-name="P1"><text:tab/>un message de type <text:span text:style-name="T8">MsgPlayers</text:span> sera toujours reçu (Règle 2)</text:p>
      <text:p text:style-name="P1"><text:tab/>un message de type <text:span text:style-name="T8">MsgPlaying</text:span> sera toujours reçu (Règle 3)</text:p>
      <text:p text:style-name="P1"><text:tab/>un message de type <text:bookmark-start text:name="__DdeLink__178_15891522541"/><text:span text:style-name="T8">MsgPlayingToo</text:span><text:bookmark-end text:name="__DdeLink__178_15891522541"/> sera toujours reçu (Règle 4)</text:p>
      <text:p text:style-name="P1"/>
      <text:p text:style-name="P1">propriété de terminaison respecté :</text:p>
      <text:p text:style-name="P1"/>
      <text:p text:style-name="P4">Algorithme de numérotation des joueurs</text:p>
      <text:p text:style-name="P4"/>
      <text:p text:style-name="P1">Répartition de d'id entre les participants</text:p>
      <text:p text:style-name="P1"><text:s/></text:p>
      <text:p text:style-name="P1">Protocole :</text:p>
      <text:p text:style-name="P1">- Tous les joueurs génèrent un nombre aléatoire compris entre 0 et le nombre de joueurs. Ils envoient ensuite ce nombre au autres participants.</text:p>
      <text:p text:style-name="P1">- Chaque joueur attend de recevoir les nombres des autres joueurs. </text:p>
      <text:p text:style-name="P1">- Une fois tous les messages d'id reçu, on vérifie si notre id entre en collision avec un autre joueur. </text:p>
      <text:p text:style-name="P1"><text:tab/>Si collision, on envoie un message de résolutions aux joueurs en conflit avec nous</text:p>
      <text:p text:style-name="P1">- On attend ensuite que les joueurs ayant un conflit nous envoi leur nouvelle id</text:p>
      <text:p text:style-name="P1"></text:p>
      <text:p text:style-name="P1">Résolution de conflict</text:p>
      <text:p text:style-name="P1">Les messages de résolution de conflit contient un nombre aléatoire.</text:p>
      <text:p text:style-name="P1">- On attend la réception de tous les messages de conflict qui nous sont destiné</text:p>
      <text:p text:style-name="P1">- On envoi ensuite un message de syncro afin de s'assurer que toutes les personnes aient bien reçu notre message</text:p>
      <text:p text:style-name="P1">- On calcul notre nouvelle id de la façon suivante : </text:p>
      <text:p text:style-name="P1"><text:tab/>Parmis la liste des id libre on prend la ième valeur</text:p>
      <text:p text:style-name="P1"><text:tab/>i étant le nombre d'id en conflict avant le notre + notre position dans le conflict pour mon id</text:p>
      <text:p text:style-name="P1"><text:tab/>exemple : monID = 3, lesAutresID = [0,0,2,3] </text:p>
      <text:p text:style-name="P1"><text:tab/>Les id dispos sont [0, 1, 3, 4]</text:p>
      <text:p text:style-name="P1"><text:tab/>Nombre d'id en conflit avant le miens : 2</text:p>
      <text:p text:style-name="P1"><text:soft-page-break/><text:tab/>Les valeurs que je peux prendre sont 3 et 4.</text:p>
      <text:p text:style-name="P1"><text:tab/>La premiere valeur est atribué au joueurs ayant le plus petit random et ainsi de suite dans l'ordre crosiant.</text:p>
      <text:p text:style-name="P1"><text:tab/></text:p>
      <text:p text:style-name="P1">- Une fois notre ID déterminé, on l'envoi aux autres joueurs.</text:p>
      <text:p text:style-name="P1"></text:p>
      <text:p text:style-name="P1">En considérant que la résolution de conflict converge rapidement, la complexité en nombre de message est de l'ordre de O(n2).</text:p>
      <text:p text:style-name="P1">La cause principale étant la topologie du réseau qui nécessite l'envoi de message en broadcast</text:p>
      <text:p text:style-name="P1"></text:p>
      <text:p text:style-name="P1">La première version implémenté était basé sur le même principe. </text:p>
      <text:p text:style-name="P1">Cependant la résolution de conflit se faisait en redonnant un nombre aléatoire parmis les nombre non choisi.</text:p>
      <text:p text:style-name="P1">L'algorithme était relativement plus simple mais mettait plus de temps à converger à cause de conflits pouvant ce répéter si les nouveaux nombres choisis étaient identiques.</text:p>
      <text:p text:style-name="P4"/>
      <text:p text:style-name="P2"><text:bookmark-start text:name="__DdeLink__191_1589152254"/>Algorithme en pseudo code :<text:bookmark-end text:name="__DdeLink__191_1589152254"/></text:p>
      <text:p text:style-name="P2"/>
      <text:p text:style-name="P2">Données :</text:p>
      <text:p text:style-name="P2"><text:tab/>othersID : tableau d'entier contenant l'id des autres joueurs</text:p>
      <text:p text:style-name="P2"><text:tab/>nbIdChoice : entier, stocke le nombre de messages MsgIdChoice reçus</text:p>
      <text:p text:style-name="P2"><text:tab/>nbConflictCount : entier, stocke le nombre de messages <text:s/>MsgResolveConflict reçus</text:p>
      <text:p text:style-name="P2"><text:tab/>nbMsgConflictsResolved : entier contenant le nombre de conflits résolus</text:p>
      <text:p text:style-name="P2"><text:tab/>nbMsgConflicts : entier, <text:s/>stocke le nombre de messages MsgSyncConflict reçus</text:p>
      <text:p text:style-name="P2"><text:tab/></text:p>
      <text:p text:style-name="P2">Messages :</text:p>
      <text:p text:style-name="P1"><text:tab/><text:span text:style-name="T8">MsgIdChoice</text:span>(id) : message contenant un id</text:p>
      <text:p text:style-name="P1"><text:tab/><text:span text:style-name="T8">MsgResolveConflict</text:span>(weight) : message contenant un nombre aléatoire pour la résolution de conflits </text:p>
      <text:p text:style-name="P1"><text:tab/><text:span text:style-name="T8">MsgSyncConflict() message de synchronisation</text:span></text:p>
      <text:p text:style-name="P2"/>
      <text:p text:style-name="P2">Règle 1 : init joueur j</text:p>
      <text:p text:style-name="P2">début</text:p>
      <text:p text:style-name="P2"><text:tab/><text:bookmark-start text:name="__DdeLink__160_1589152254"/>Pour tous les joueurs adverse de j Faire</text:p>
      <text:p text:style-name="P2"><text:tab/><text:tab/>envoyer MsgIdChoice(j.id)</text:p>
      <text:p text:style-name="P2"><text:tab/>Fait<text:bookmark-end text:name="__DdeLink__160_1589152254"/></text:p>
      <text:p text:style-name="P2">fin</text:p>
      <text:p text:style-name="P2"/>
      <text:p text:style-name="P2">Règle 2 : i reçoit un message MsgIdChoice(id) de j</text:p>
      <text:p text:style-name="P2">début</text:p>
      <text:p text:style-name="P2"><text:tab/>othersID[j] = id </text:p>
      <text:p text:style-name="P2"><text:tab/>nbIdChoice++ </text:p>
      <text:p text:style-name="P2"/>
      <text:p text:style-name="P2"><text:tab/>Si nbIdChoice == nombre d'aversaires Alors</text:p>
      <text:p text:style-name="P2"><text:tab/><text:tab/>copyOfOthersID = othersID </text:p>
      <text:p text:style-name="P2"/>
      <text:p text:style-name="P2"><text:tab/><text:tab/> //conflit</text:p>
      <text:p text:style-name="P2"><text:tab/><text:tab/>Si l'id de j est dans othersID Alors</text:p>
      <text:p text:style-name="P2"><text:tab/><text:tab/><text:tab/>playersInConflictWithMe = getOtherPlayersInConflict()</text:p>
      <text:p text:style-name="P2"><text:tab/><text:tab/><text:tab/>envoyer MsgSyncConflict aux joueurs en conflits avec j</text:p>
      <text:p text:style-name="P2"><text:tab/><text:tab/><text:tab/>attendre(<text:bookmark-start text:name="__DdeLink__156_1589152254"/>nbMsgConflicts<text:bookmark-end text:name="__DdeLink__156_1589152254"/> == nombre de joueurs en conflits avec j) ;</text:p>
      <text:p text:style-name="P2"/>
      <text:p text:style-name="P2"><text:soft-page-break/><text:tab/><text:tab/><text:tab/><text:bookmark-start text:name="__DdeLink__154_1589152254"/>Pour tous les joueurs en conflits j2 avec j Faire<text:bookmark-end text:name="__DdeLink__154_1589152254"/></text:p>
      <text:p text:style-name="P2"><text:tab/><text:tab/><text:tab/><text:tab/>envoyer MsgResolveConflict() à j2</text:p>
      <text:p text:style-name="P2"><text:tab/><text:tab/><text:tab/>Fait</text:p>
      <text:p text:style-name="P2"><text:tab/><text:tab/>Fsi</text:p>
      <text:p text:style-name="P2"><text:tab/><text:tab/></text:p>
      <text:p text:style-name="P2"><text:tab/><text:tab/>attendre (<text:bookmark-start text:name="__DdeLink__158_1589152254"/><text:bookmark-start text:name="__DdeLink__150_1589152254"/>nbMsgConflictsResolved<text:bookmark-end text:name="__DdeLink__158_1589152254"/><text:bookmark-end text:name="__DdeLink__150_1589152254"/> == nombre de conflits)</text:p>
      <text:p text:style-name="P2"><text:tab/><text:tab/>notifier la fin de l'état</text:p>
      <text:p text:style-name="P2"><text:tab/>Sinon</text:p>
      <text:p text:style-name="P2"><text:tab/><text:tab/> nbMsgConflictsResolved++</text:p>
      <text:p text:style-name="P2"><text:tab/>Fsi</text:p>
      <text:p text:style-name="P2">fin</text:p>
      <text:p text:style-name="P4"/>
      <text:p text:style-name="P2">Règle 3 : <text:bookmark-start text:name="__DdeLink__162_1589152254"/>i reçoi<text:bookmark-end text:name="__DdeLink__162_1589152254"/>t un message <text:bookmark-start text:name="__DdeLink__152_1589152254"/>MsgResolveConflict<text:bookmark-end text:name="__DdeLink__152_1589152254"/>(weight) de j</text:p>
      <text:p text:style-name="P2">début</text:p>
      <text:p text:style-name="P2"><text:tab/>nbConflictCount++</text:p>
      <text:p text:style-name="P2"><text:tab/>othersMsgConflicts[j] = weight</text:p>
      <text:p text:style-name="P2"><text:tab/></text:p>
      <text:p text:style-name="P2"><text:tab/>Si <text:bookmark-start text:name="__DdeLink__181_1589152254"/>nbConflictCount<text:bookmark-end text:name="__DdeLink__181_1589152254"/> == nombre de joueurs en conflits avec j Alors</text:p>
      <text:p text:style-name="P2"><text:tab/><text:tab/>nbConflictCount = 0</text:p>
      <text:p text:style-name="P2"/>
      <text:p text:style-name="P2"><text:tab/><text:tab/>Pour tous les joueurs en conflits j2 avec j Faire</text:p>
      <text:p text:style-name="P2"><text:tab/><text:tab/><text:tab/>envoyer MsgSyncConflict() à j2</text:p>
      <text:p text:style-name="P2"><text:tab/><text:tab/>Fait</text:p>
      <text:p text:style-name="P2"/>
      <text:p text:style-name="P2"><text:tab/><text:tab/>attendre( nbMsgConflictsResolved == nombre de joueurs en conflits avec j)</text:p>
      <text:p text:style-name="P2"/>
      <text:p text:style-name="P2"><text:tab/><text:tab/>Si il y a encore un conflit Alors</text:p>
      <text:p text:style-name="P2"><text:tab/><text:tab/><text:tab/>Pour tous les joueurs en conflits j2 avec j Faire</text:p>
      <text:p text:style-name="P2"><text:tab/><text:tab/><text:tab/><text:tab/>envoyer MsgResolveConflict à j2</text:p>
      <text:p text:style-name="P2"><text:tab/><text:tab/><text:tab/>Fait</text:p>
      <text:p text:style-name="P2"><text:tab/><text:tab/>Sinon</text:p>
      <text:p text:style-name="P2"><text:tab/><text:tab/><text:tab/>i.id = nouvelle ID valide</text:p>
      <text:p text:style-name="P2"><text:tab/><text:tab/><text:tab/>nbMsgConflictsResolved++ ;</text:p>
      <text:p text:style-name="P2"/>
      <text:p text:style-name="P2"><text:tab/><text:tab/><text:tab/>Pour tous les joueurs adverse de j Faire</text:p>
      <text:p text:style-name="P2"><text:tab/><text:tab/><text:tab/><text:tab/>envoyer MsgIdChoice(i.id)</text:p>
      <text:p text:style-name="P2"><text:tab/><text:tab/><text:tab/>Fait</text:p>
      <text:p text:style-name="P2"><text:tab/><text:tab/>Fsi</text:p>
      <text:p text:style-name="P2">fin</text:p>
      <text:p text:style-name="P2"/>
      <text:p text:style-name="P2">Règle 4 : i reçoi d'un message <text:s/>MsgSyncConflict de j</text:p>
      <text:p text:style-name="P2">début</text:p>
      <text:p text:style-name="P2"><text:tab/> nbMsgConflicts++ ;</text:p>
      <text:p text:style-name="P2">fin</text:p>
      <text:p text:style-name="P2"/>
      <text:p text:style-name="P9">Propriétés :</text:p>
      <text:p text:style-name="P9"/>
      <text:p text:style-name="P1">propriété de vivacité respecté : </text:p>
      <text:p text:style-name="P1"><text:tab/>un message de type <text:span text:style-name="T8">MsgIdChoice</text:span> sera toujours reçu (Règle 2)</text:p>
      <text:p text:style-name="P1"><text:tab/>un message de type <text:span text:style-name="T8">MsgResolveConflict</text:span> sera toujours reçu (Règle 3)</text:p>
      <text:p text:style-name="P1"><text:tab/>un message de type <text:bookmark-start text:name="__DdeLink__178_1589152254"/><text:span text:style-name="T8">MsgSyncConflict</text:span><text:bookmark-end text:name="__DdeLink__178_1589152254"/> sera toujours reçu (Règle 4)</text:p>
      <text:p text:style-name="P1"/>
      <text:p text:style-name="P1"><text:soft-page-break/>propriété de terminaison respecté :</text:p>
      <text:p text:style-name="P1"><text:tab/></text:p>
      <text:p text:style-name="P4"><text:bookmark-start text:name="__DdeLink__146_1589152254"/>Algorithme d'élection<text:bookmark-end text:name="__DdeLink__146_1589152254"/></text:p>
      <text:p text:style-name="P11"/>
      <text:p text:style-name="P2">L'algorithme que nous avons implémenté pour l'élection est l'algorithme LeLann-Chang-Roberts (LCR). Pour cela, nous avons utilisé une structure en anneau où chaque joueur connaît celui qui le succède grâce à son numéro attribué pendant la phase de numérotation. Ainsi, un joueur j à pour suivant le joueur j1 si l'id du joueur j1 est immédiatement supérieur à l'id de j.</text:p>
      <text:p text:style-name="P2"/>
      <text:p text:style-name="P2">Algorithme en pseudo code :</text:p>
      <text:p text:style-name="P2"/>
      <text:p text:style-name="P3"><text:span text:style-name="T6">Données </text:span>:</text:p>
      <text:p text:style-name="P1">participant : booléen initialisé à FAUX</text:p>
      <text:p text:style-name="P1">leader_id : l'id du leader initialisé à null</text:p>
      <text:p text:style-name="P1">suivant(j) : joueur suivant de j</text:p>
      <text:p text:style-name="P1"/>
      <text:p text:style-name="P3"><text:span text:style-name="T6">Messages </text:span>:</text:p>
      <text:p text:style-name="P1">MsgElection(id) :</text:p>
      <text:p text:style-name="P1">MsgLeader(id) : message contenant l'id du leader</text:p>
      <text:p text:style-name="P1"/>
      <text:p text:style-name="P1"><text:span text:style-name="T2">Règle</text:span><text:span text:style-name="T1"> 1</text:span> : <text:span text:style-name="T5">le joueur j déclenchement d'une élection</text:span></text:p>
      <text:p text:style-name="P7">début</text:p>
      <text:p text:style-name="P1"><text:tab/>envoyer MsgElection(j.id) <text:s/>à suivant(j)</text:p>
      <text:p text:style-name="P1"><text:tab/>participant = VRAI</text:p>
      <text:p text:style-name="P1">fin</text:p>
      <text:p text:style-name="P1"><text:span text:style-name="T2">Règle</text:span><text:span text:style-name="T1"> 2</text:span> :<text:span text:style-name="T5"> le joueur j1 reçoit un message MsgElection(j.id)</text:span></text:p>
      <text:p text:style-name="P7">début</text:p>
      <text:p text:style-name="P1"><text:tab/><text:span text:style-name="T4">Si</text:span> (j1.id &lt; j.id) <text:span text:style-name="T4">Alors</text:span> envoyer MsgElection(j.id) à suivant(j1) <text:span text:style-name="T4">Fsi</text:span></text:p>
      <text:p text:style-name="P1"><text:tab/><text:span text:style-name="T4">Si</text:span> (j1.id = j.id) <text:span text:style-name="T4">Alors</text:span> envoyer MsgLeader(j1.id) à suivant(j1) <text:span text:style-name="T4">Fsi</text:span></text:p>
      <text:p text:style-name="P1"><text:tab/><text:span text:style-name="T4">Si</text:span> ((j1.id &gt; j.id) &amp; (!participant)) <text:span text:style-name="T4">Alors</text:span> envoyer MsgElection(j1.id) à suivant(j1) <text:span text:style-name="T4">Fsi</text:span></text:p>
      <text:p text:style-name="P1"><text:tab/>participant = VRAI</text:p>
      <text:p text:style-name="P1">fin</text:p>
      <text:p text:style-name="P1"><text:span text:style-name="T2">Règle</text:span><text:span text:style-name="T1"> 3</text:span> : <text:span text:style-name="T5">le joueur j1 reçoit un message MsgLeader(j.id)</text:span></text:p>
      <text:p text:style-name="P7">début</text:p>
      <text:p text:style-name="P1"><text:tab/>leader_id = j.id</text:p>
      <text:p text:style-name="P1"><text:tab/><text:span text:style-name="T4">Si</text:span> (j1.id != j.id) <text:span text:style-name="T4">Alors</text:span> envoyer MsgLeader(j.id) au joueur suivant j1</text:p>
      <text:p text:style-name="P1"/>
      <text:p text:style-name="P1">Cet algorithme a une complexité en terme de message de O(nlog(n)) .</text:p>
      <text:p text:style-name="P1">fin</text:p>
      <text:p text:style-name="P9"><text:bookmark-start text:name="__DdeLink__148_1589152254"/>Propriétés :</text:p>
      <text:p text:style-name="P1"/>
      <text:p text:style-name="P1">propriété de vivacité respecté : </text:p>
      <text:p text:style-name="P1"><text:tab/>un message de type MsgElection sera toujours reçu (Règle 2)</text:p>
      <text:p text:style-name="P1"><text:tab/>un message de type MsgLeader sera toujours reçu (Règle 3)</text:p>
      <text:p text:style-name="P1"><text:tab/></text:p>
      <text:p text:style-name="P1">propriété de terminaison respecté :<text:bookmark-end text:name="__DdeLink__148_1589152254"/></text:p>
      <text:p text:style-name="P1"><text:tab/>1) Lorsqu'une élection est déclenché, un message d'élection est émis(MsgElection).</text:p>
      <text:p text:style-name="P1"><text:tab/></text:p>
      <text:p text:style-name="P1"><text:tab/>2) Lors de la réception de ce message, 2 cas se présente :</text:p>
      <text:p text:style-name="P1"><text:tab/><text:tab/>_soit le message est relayé au joueur suivant avec un nouveau message MsgElection</text:p>
      <text:p text:style-name="P1"><text:tab/><text:tab/>_soit on indique au joueur suivant qu'on est le leader avec un MsgLeader</text:p>
      <text:p text:style-name="P1"/>
      <text:p text:style-name="P1"><text:soft-page-break/>Si on reçoit un message MsgElection, on retourne à l'étape 2, sinon on passe à l'étape 3.</text:p>
      <text:p text:style-name="P1"/>
      <text:p text:style-name="P1"><text:tab/>3) Lors de la réception d'un MsgLeader, 2 cas se présente :</text:p>
      <text:p text:style-name="P1"><text:tab/><text:tab/>_soit l'id reçu dans ce message est le notre, dans ce cas l'algorithme se termine.</text:p>
      <text:p text:style-name="P1"><text:tab/><text:tab/>_soit ce n'est pas le cas et on fait suivre le message MsgLeader au joueur suivant (= on recommence cette étape).</text:p>
      <text:p text:style-name="P1"/>
      <text:p text:style-name="P1">Pour que l'algorithme se termine, il faut s'assurer qu'on ne boucle pas à l'infini sur l'étape 2 et sur l'étape 3.</text:p>
      <text:p text:style-name="P1"/>
      <text:p text:style-name="P1">Pour ne pas boucler sur l'étape 2, il faut qu'au moins un message MsgLeader soit émis, en d'autres termes, cela signifie qu'au moins un joueur se déclare comme leader.</text:p>
      <text:p text:style-name="P1"/>
      <text:p text:style-name="P1"><text:span text:style-name="T3">Preuve </text:span>: l'élection étant basé sur l'id du joueur qui est un entier unique, on a obligatoirement un id qui est plus grand que tous les autres et donc il existe forcément un leader.</text:p>
      <text:p text:style-name="P1"/>
      <text:p text:style-name="P1">Pour ne pas boucler sur l'étape 3, il faut qu'il existe un joueur dont l'id est celui qui est contenu dans le message MsgLeader</text:p>
      <text:p text:style-name="P1"/>
      <text:p text:style-name="P3">Preuve <text:span text:style-name="T7">: </text:span></text:p>
      <text:p text:style-name="P3"><text:span text:style-name="T7">Le message MsgLeader contient l'id d'un joueur. Comme on utilise une structure en anneau et qu'on fait suivre le message MsgLeader au joueur suivant, tous les joueurs recevront ce message, en particulier le joueur dont son id est égal à l'id du message.</text:span></text:p>
      <text:p text:style-name="P1"><text:tab/></text:p>
      <text:p text:style-name="P1"/>
      <text:p text:style-name="P4">Algorithme de distribution des cartes</text:p>
      <text:p text:style-name="P4"/>
      <text:p text:style-name="P1">Le leader définit précédemment récupère le paquet de cartes et en distribue 5 une par une à tous les joueurs. Pour cela on envoie un message MsgCard contenant la carte.</text:p>
      <text:p text:style-name="P1"/>
      <text:p text:style-name="P2">Algorithme en pseudo code :</text:p>
      <text:p text:style-name="P2"/>
      <text:p text:style-name="P1">Règle 1 : Le leader distribue les cartes</text:p>
      <text:p text:style-name="P1">début</text:p>
      <text:p text:style-name="P1"><text:tab/>Pour i de 0 à 5 Faire</text:p>
      <text:p text:style-name="P1"><text:tab/><text:tab/>Pour tous les adversaires j Faire</text:p>
      <text:p text:style-name="P1"><text:tab/><text:tab/><text:tab/>envoyer MsgCard(deck.nvlleCarte()) à j</text:p>
      <text:p text:style-name="P1"><text:tab/><text:tab/>Fait</text:p>
      <text:p text:style-name="P1"><text:tab/>Fait</text:p>
      <text:p text:style-name="P1"/>
      <text:p text:style-name="P1"><text:tab/>envoyer MsgCard(deck.nvlleCarte()) à soi-même<text:tab/></text:p>
      <text:p text:style-name="P1">fin</text:p>
      <text:p text:style-name="P1"/>
      <text:p text:style-name="P1">Règle 2 : Le joueur j recoit un message MsgCard(c)</text:p>
      <text:p text:style-name="P1">début</text:p>
      <text:p text:style-name="P1"><text:tab/>j.ajouterCarte(c)</text:p>
      <text:p text:style-name="P1"/>
      <text:p text:style-name="P1"><text:tab/>Si j a reçu 5 carte Alors</text:p>
      <text:p text:style-name="P1"><text:tab/><text:tab/>Notifier la fin de l'état</text:p>
      <text:p text:style-name="P1"><text:tab/>Fsi</text:p>
      <text:p text:style-name="P1">fin</text:p>
      <text:p text:style-name="P1"><text:soft-page-break/></text:p>
      <text:p text:style-name="P1">La complexité en nombre de messages est de O(5n) = O(n)</text:p>
      <text:p text:style-name="P1"/>
      <text:p text:style-name="P9">Propriétés :</text:p>
      <text:p text:style-name="P1"/>
      <text:p text:style-name="P1">propriété de vivacité respecté : </text:p>
      <text:p text:style-name="P1"><text:tab/>un message de type MsgCard sera toujours reçu (Règle 2)</text:p>
      <text:p text:style-name="P1"><text:tab/></text:p>
      <text:p text:style-name="P1">propriété de terminaison respecté :</text:p>
      <text:p text:style-name="P1"><text:tab/>on envoie 5 cartes à tous les joueurs et l'algorithme se termine quand on reçoit 5 cartes.</text:p>
      <text:p text:style-name="P1"/>
      <text:p text:style-name="P4">Algorithme de distribution des cartes</text:p>
      <text:p text:style-name="P4"/>
      <text:p text:style-name="P4">Algorithme d'échange de cartes</text:p>
      <text:p text:style-name="P4"/>
      <text:p text:style-name="P4">Algorithme d'affichage des car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grimmer </meta:initial-creator>
    <meta:creation-date>2014-11-13T17:27:48</meta:creation-date>
    <meta:generator>LibreOffice/3.5$Linux_X86_64 LibreOffice_project/350m1$Build-2</meta:generator>
    <dc:date>2014-11-14T19:10:36</dc:date>
    <dc:creator>rgrimmer </dc:creator>
    <meta:editing-duration>PT5H7M7S</meta:editing-duration>
    <meta:editing-cycles>67</meta:editing-cycles>
    <meta:document-statistic meta:table-count="0" meta:image-count="0" meta:object-count="0" meta:page-count="7" meta:paragraph-count="248" meta:word-count="1726" meta:character-count="10584" meta:non-whitespace-character-count="8821"/>
  </office:meta>
</office:document-meta>
</file>